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9-18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7-02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5-12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1-0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0-02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8-02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6-14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6-0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2-22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1-20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8-15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6-29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5-04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2-28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5-20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2-03-16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11-17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9-13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7-01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6-21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1-03-09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11-03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7-30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6-24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6-08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3-31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20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0-25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10-18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9-10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8-15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5-23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4-29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4-22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3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9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1-2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0-31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9-25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6-13 2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5-17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8-04-26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7-11-16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7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7-09-11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7-08-07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7-07-13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7-06-14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7-05-10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7-04-04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7-03-09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6-10-27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6-09-29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6-08-25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6-07-28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6-06-27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6-05-26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6-04-22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6-03-14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5-11-04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5-10-06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5-09-11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5-08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5-06-05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5-04-1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5-03-09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4-11-17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4-09-0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4-08-08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4-07-17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4-06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4-05-01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4-03-13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3-09-0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3-08-0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3-06-2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199</text:p>
          </table:table-cell>
          <table:table-cell office:value-type="string" calcext:value-type="string">
            <text:p>QBAA nr Dawson, Riverside WMA QBAA</text:p>
          </table:table-cell>
          <table:table-cell office:value-type="string" calcext:value-type="string">
            <text:p>2013-06-06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2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112" meta:object-count="0"/>
    <meta:user-defined meta:name="AppVersion">3.0</meta:user-defined>
  </office:meta>
</office:document-meta>
</file>